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4.6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xygen Mono'" style:font-pitch="fixed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font-family="'Oxygen Mono'" style:font-pitch="fixed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line-height="150%" fo:text-align="center"/>
      <style:text-properties fo:font-family="'Oxygen Mono'" style:font-pitch="fixed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family="'Oxygen Mono'" style:font-pitch="fixed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Oxygen Mono'" style:font-pitch="fixed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92cm" svg:height="4.296cm" svg:x="1.384cm" svg:y="2.778cm">
          <text:p text:style-name="P1"><text:span text:style-name="T1">Attachmen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draw:layer="layout" svg:width="18.92cm" svg:height="1.841cm" svg:x="1.381cm" svg:y="7.414cm">
          <text:p text:style-name="P3"><text:span text:style-name="T2">Item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19.431cm" svg:height="4.904cm" svg:x="0.873cm" svg:y="17.305cm">
          <draw:text-box>
            <text:p text:style-name="P4"><text:span text:style-name="T2">Items per Page: 1 + 3</text:span></text:p>
            <text:p text:style-name="P4"><text:span text:style-name="T2">Offset: 0, 1</text:span></text:p>
          </draw:text-box>
        </draw:frame>
        <draw:custom-shape draw:style-name="gr1" draw:text-style-name="P3" draw:layer="layout" svg:width="18.92cm" svg:height="1.841cm" svg:x="1.38cm" svg:y="7.413cm">
          <text:p text:style-name="P3"><text:span text:style-name="T2">Item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8.92cm" svg:height="1.841cm" svg:x="1.379cm" svg:y="7.412cm">
          <text:p text:style-name="P3"><text:span text:style-name="T2">Item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8.92cm" svg:height="1.841cm" svg:x="1.381cm" svg:y="9.509cm">
          <text:p text:style-name="P3"><text:span text:style-name="T2">Item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8.92cm" svg:height="1.841cm" svg:x="1.379cm" svg:y="7.412cm">
          <text:p text:style-name="P3"><text:span text:style-name="T2">Item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8.92cm" svg:height="1.841cm" svg:x="1.508cm" svg:y="11.605cm">
          <text:p text:style-name="P3"><text:span text:style-name="T2">Item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8.92cm" svg:height="1.841cm" svg:x="1.379cm" svg:y="7.412cm">
          <text:p text:style-name="P3"><text:span text:style-name="T2">Item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8.92cm" svg:height="1.841cm" svg:x="1.508cm" svg:y="13.637cm">
          <text:p text:style-name="P3"><text:span text:style-name="T2">Item 4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8T11:47:26</meta:creation-date>
    <dc:date>2012-11-28T11:53:50</dc:date>
    <meta:editing-duration>PT3M58S</meta:editing-duration>
    <meta:editing-cycles>3</meta:editing-cycles>
    <meta:generator>LibreOffice/3.5$Linux_X86_64 LibreOffice_project/350m1$Build-2</meta:generator>
    <meta:document-statistic meta:object-count="10"/>
  </office:meta>
</office:document-meta>
</file>